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div onmouseover="mOver(this)" onmouseout="mOut(this)" </text:p>
      <text:p text:style-name="Standard">style="background-color:#D94A38;width:120px;height:20px;padding:40px;"&gt;</text:p>
      <text:p text:style-name="Standard">Mouse Over Me&lt;/div&gt;</text:p>
      <text:p text:style-name="Standard"/>
      <text:p text:style-name="Standard">&lt;script&gt;</text:p>
      <text:p text:style-name="Standard">function mOver(obj) {</text:p>
      <text:p text:style-name="Standard"><text:s text:c="2"/>obj.innerHTML = "Thank You"</text:p>
      <text:p text:style-name="Standard">}</text:p>
      <text:p text:style-name="Standard"/>
      <text:p text:style-name="Standard">function mOut(obj) {</text:p>
      <text:p text:style-name="Standard"><text:s text:c="2"/>obj.innerHTML = "Mouse Over Me"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9:07:32.536387885</meta:creation-date>
    <dc:date>2019-03-01T19:08:01.855001027</dc:date>
    <meta:editing-duration>PT29S</meta:editing-duration>
    <meta:editing-cycles>1</meta:editing-cycles>
    <meta:document-statistic meta:table-count="0" meta:image-count="0" meta:object-count="0" meta:page-count="1" meta:paragraph-count="16" meta:word-count="32" meta:character-count="309" meta:non-whitespace-character-count="287"/>
    <meta:generator>LibreOffice/6.0.7.3$Linux_X86_64 LibreOffice_project/00m0$Build-3</meta:generator>
  </office:meta>
</office:document-meta>
</file>